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icAbstract.public_method( 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lementationOfGenericAbstractMethodNotInvokedOnSpyTest.should_invoke_method_to_imp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plementsGenericMethodOfAbstract.method_to_implement( 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